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6.4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layer="layout" svg:width="3.884cm" svg:height="0.962cm" svg:x="1.836cm" svg:y="7.568cm">
          <draw:text-box>
            <text:p>The Beatles</text:p>
          </draw:text-box>
        </draw:frame>
        <draw:frame draw:style-name="gr2" draw:layer="layout" svg:width="5.853cm" svg:height="0.962cm" svg:x="-0.133cm" svg:y="6.298cm">
          <draw:text-box>
            <text:p>The Rolling Stones</text:p>
          </draw:text-box>
        </draw:frame>
        <draw:frame draw:style-name="gr2" draw:layer="layout" svg:width="4.13cm" svg:height="0.962cm" svg:x="1.59cm" svg:y="5.028cm">
          <draw:text-box>
            <text:p>Elvis Presley</text:p>
          </draw:text-box>
        </draw:frame>
        <draw:frame draw:style-name="gr2" draw:layer="layout" svg:width="5.184cm" svg:height="0.962cm" svg:x="0.536cm" svg:y="8.838cm">
          <draw:text-box>
            <text:p>Michael Jackson</text:p>
          </draw:text-box>
        </draw:frame>
        <draw:frame draw:style-name="gr2" draw:layer="layout" svg:width="3.423cm" svg:height="0.962cm" svg:x="2.297cm" svg:y="3.758cm">
          <draw:text-box>
            <text:p>Bob Dylan</text:p>
          </draw:text-box>
        </draw:frame>
        <draw:frame draw:style-name="gr2" draw:layer="layout" svg:width="2.509cm" svg:height="0.962cm" svg:x="10.631cm" svg:y="3.758cm">
          <draw:text-box>
            <text:p>Gospel</text:p>
          </draw:text-box>
        </draw:frame>
        <draw:frame draw:style-name="gr2" draw:layer="layout" svg:width="2.72cm" svg:height="0.962cm" svg:x="10.6cm" svg:y="2.488cm">
          <draw:text-box>
            <text:p>Country</text:p>
          </draw:text-box>
        </draw:frame>
        <draw:frame draw:style-name="gr2" draw:layer="layout" svg:width="3.321cm" svg:height="0.962cm" svg:x="10.6cm" svg:y="1.218cm">
          <draw:text-box>
            <text:p>Folk Rock</text:p>
          </draw:text-box>
        </draw:frame>
        <draw:frame draw:style-name="gr2" draw:layer="layout" svg:width="1.7cm" svg:height="0.962cm" svg:x="10.6cm" svg:y="-0.052cm">
          <draw:text-box>
            <text:p>Folk</text:p>
          </draw:text-box>
        </draw:frame>
        <draw:frame draw:style-name="gr2" draw:layer="layout" svg:width="2.085cm" svg:height="0.962cm" svg:x="10.6cm" svg:y="5.028cm">
          <draw:text-box>
            <text:p>Blues</text:p>
          </draw:text-box>
        </draw:frame>
        <draw:frame draw:style-name="gr2" draw:layer="layout" svg:width="3.385cm" svg:height="0.962cm" svg:x="10.6cm" svg:y="6.298cm">
          <draw:text-box>
            <text:p>Rockabilly</text:p>
          </draw:text-box>
        </draw:frame>
        <draw:frame draw:style-name="gr2" draw:layer="layout" svg:width="4.198cm" svg:height="0.962cm" svg:x="10.6cm" svg:y="7.568cm">
          <draw:text-box>
            <text:p>Rock and roll</text:p>
          </draw:text-box>
        </draw:frame>
        <draw:frame draw:style-name="gr2" draw:layer="layout" svg:width="1.946cm" svg:height="0.962cm" svg:x="10.6cm" svg:y="8.838cm">
          <draw:text-box>
            <text:p>Rock</text:p>
          </draw:text-box>
        </draw:frame>
        <draw:frame draw:style-name="gr2" draw:layer="layout" svg:width="5.607cm" svg:height="0.962cm" svg:x="10.6cm" svg:y="11.378cm">
          <draw:text-box>
            <text:p>Rhythm and blues</text:p>
          </draw:text-box>
        </draw:frame>
        <draw:frame draw:style-name="gr2" draw:layer="layout" svg:width="3.461cm" svg:height="0.962cm" svg:x="10.6cm" svg:y="10.108cm">
          <draw:text-box>
            <text:p>Blues rock</text:p>
          </draw:text-box>
        </draw:frame>
        <draw:frame draw:style-name="gr2" draw:layer="layout" svg:width="1.628cm" svg:height="0.962cm" svg:x="10.6cm" svg:y="12.648cm">
          <draw:text-box>
            <text:p>Pop</text:p>
          </draw:text-box>
        </draw:frame>
        <draw:frame draw:style-name="gr2" draw:layer="layout" svg:width="2.331cm" svg:height="0.962cm" svg:x="10.6cm" svg:y="13.918cm">
          <draw:text-box>
            <text:p>Dance</text:p>
          </draw:text-box>
        </draw:frame>
        <draw:line draw:style-name="gr3" draw:text-style-name="P1" draw:layer="layout" svg:x1="5.62cm" svg:y1="4.285cm" svg:x2="10.7cm" svg:y2="9.365cm">
          <text:p/>
        </draw:line>
        <draw:line draw:style-name="gr3" draw:text-style-name="P1" draw:layer="layout" svg:x1="5.62cm" svg:y1="4.285cm" svg:x2="10.7cm" svg:y2="1.745cm">
          <text:p/>
        </draw:line>
        <draw:line draw:style-name="gr3" draw:text-style-name="P1" draw:layer="layout" svg:x1="5.62cm" svg:y1="4.285cm" svg:x2="10.7cm" svg:y2="0.475cm">
          <text:p/>
        </draw:line>
        <draw:line draw:style-name="gr3" draw:text-style-name="P1" draw:layer="layout" svg:x1="5.62cm" svg:y1="4.285cm" svg:x2="10.7cm" svg:y2="5.555cm">
          <text:p/>
        </draw:line>
        <draw:line draw:style-name="gr3" draw:text-style-name="P1" draw:layer="layout" svg:x1="5.62cm" svg:y1="4.285cm" svg:x2="10.7cm" svg:y2="3.015cm">
          <text:p/>
        </draw:line>
        <draw:line draw:style-name="gr3" draw:text-style-name="P1" draw:layer="layout" svg:x1="5.62cm" svg:y1="4.285cm" svg:x2="10.7cm" svg:y2="4.285cm">
          <text:p/>
        </draw:line>
        <draw:line draw:style-name="gr3" draw:text-style-name="P1" draw:layer="layout" svg:x1="5.62cm" svg:y1="8.095cm" svg:x2="10.7cm" svg:y2="9.365cm">
          <text:p/>
        </draw:line>
        <draw:line draw:style-name="gr3" draw:text-style-name="P1" draw:layer="layout" svg:x1="5.62cm" svg:y1="8.095cm" svg:x2="10.7cm" svg:y2="13.175cm">
          <text:p/>
        </draw:line>
        <draw:line draw:style-name="gr3" draw:text-style-name="P1" draw:layer="layout" svg:x1="5.62cm" svg:y1="6.825cm" svg:x2="10.7cm" svg:y2="9.365cm">
          <text:p/>
        </draw:line>
        <draw:line draw:style-name="gr3" draw:text-style-name="P1" draw:layer="layout" svg:x1="5.62cm" svg:y1="6.825cm" svg:x2="10.7cm" svg:y2="8.095cm">
          <text:p/>
        </draw:line>
        <draw:line draw:style-name="gr3" draw:text-style-name="P1" draw:layer="layout" svg:x1="5.62cm" svg:y1="6.825cm" svg:x2="10.7cm" svg:y2="10.635cm">
          <text:p/>
        </draw:line>
        <draw:line draw:style-name="gr3" draw:text-style-name="P1" draw:layer="layout" svg:x1="5.62cm" svg:y1="6.825cm" svg:x2="10.7cm" svg:y2="11.905cm">
          <text:p/>
        </draw:line>
        <draw:line draw:style-name="gr3" draw:text-style-name="P1" draw:layer="layout" svg:x1="5.62cm" svg:y1="6.825cm" svg:x2="10.7cm" svg:y2="5.555cm">
          <text:p/>
        </draw:line>
        <draw:line draw:style-name="gr3" draw:text-style-name="P1" draw:layer="layout" svg:x1="5.62cm" svg:y1="5.555cm" svg:x2="10.7cm" svg:y2="8.095cm">
          <text:p/>
        </draw:line>
        <draw:line draw:style-name="gr3" draw:text-style-name="P1" draw:layer="layout" svg:x1="5.62cm" svg:y1="5.555cm" svg:x2="10.7cm" svg:y2="13.175cm">
          <text:p/>
        </draw:line>
        <draw:line draw:style-name="gr3" draw:text-style-name="P1" draw:layer="layout" svg:x1="5.62cm" svg:y1="5.555cm" svg:x2="10.7cm" svg:y2="6.825cm">
          <text:p/>
        </draw:line>
        <draw:line draw:style-name="gr3" draw:text-style-name="P1" draw:layer="layout" svg:x1="5.62cm" svg:y1="5.555cm" svg:x2="10.7cm" svg:y2="3.015cm">
          <text:p/>
        </draw:line>
        <draw:line draw:style-name="gr3" draw:text-style-name="P1" draw:layer="layout" svg:x1="5.62cm" svg:y1="5.555cm" svg:x2="10.7cm" svg:y2="5.555cm">
          <text:p/>
        </draw:line>
        <draw:line draw:style-name="gr3" draw:text-style-name="P1" draw:layer="layout" svg:x1="5.62cm" svg:y1="5.555cm" svg:x2="10.7cm" svg:y2="4.285cm">
          <text:p/>
        </draw:line>
        <draw:line draw:style-name="gr3" draw:text-style-name="P1" draw:layer="layout" svg:x1="5.62cm" svg:y1="5.555cm" svg:x2="10.7cm" svg:y2="11.905cm">
          <text:p/>
        </draw:line>
        <draw:line draw:style-name="gr3" draw:text-style-name="P1" draw:layer="layout" svg:x1="5.62cm" svg:y1="9.365cm" svg:x2="10.7cm" svg:y2="9.365cm">
          <text:p/>
        </draw:line>
        <draw:line draw:style-name="gr3" draw:text-style-name="P1" draw:layer="layout" svg:x1="5.62cm" svg:y1="9.365cm" svg:x2="10.7cm" svg:y2="11.905cm">
          <text:p/>
        </draw:line>
        <draw:line draw:style-name="gr3" draw:text-style-name="P1" draw:layer="layout" svg:x1="5.62cm" svg:y1="9.365cm" svg:x2="10.7cm" svg:y2="13.175cm">
          <text:p/>
        </draw:line>
        <draw:line draw:style-name="gr3" draw:text-style-name="P1" draw:layer="layout" svg:x1="5.62cm" svg:y1="9.365cm" svg:x2="10.7cm" svg:y2="14.445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6.332cm" fo:page-height="14.9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  <draw:page-thumbnail draw:layer="backgroundobjects" svg:width="7.706cm" svg:height="7.047cm" svg:x="1.794cm" svg:y="2.397cm" draw:page-number="1"/>
      <draw:page-thumbnail draw:layer="backgroundobjects" svg:width="7.706cm" svg:height="7.047cm" svg:x="1.794cm" svg:y="10.445cm"/>
      <draw:page-thumbnail draw:layer="backgroundobjects" svg:width="7.706cm" svg:height="7.047cm" svg:x="1.794cm" svg:y="18.493cm"/>
      <draw:page-thumbnail draw:layer="backgroundobjects" svg:width="7.706cm" svg:height="7.047cm" svg:x="12.089cm" svg:y="2.397cm"/>
      <draw:page-thumbnail draw:layer="backgroundobjects" svg:width="7.706cm" svg:height="7.047cm" svg:x="12.089cm" svg:y="10.445cm"/>
      <draw:page-thumbnail draw:layer="backgroundobjects" svg:width="7.706cm" svg:height="7.047cm" svg:x="12.089cm" svg:y="18.493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érôme Kunegis</meta:initial-creator>
    <meta:creation-date>2011-04-01T14:40:56</meta:creation-date>
    <meta:editing-duration>PT00H14M52S</meta:editing-duration>
    <meta:editing-cycles>3</meta:editing-cycles>
    <dc:date>2011-04-01T15:11:03</dc:date>
    <dc:creator>Jérôme Kunegis</dc:creator>
    <meta:generator>OpenOffice.org/3.2$Linux OpenOffice.org_project/320m12$Build-9483</meta:generator>
    <meta:document-statistic meta:object-count="64"/>
  </office:meta>
</office:document-meta>
</file>